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d0ad" officeooo:paragraph-rsid="0006d0ad"/>
    </style:style>
    <style:style style:name="P2" style:family="paragraph" style:parent-style-name="Standard">
      <style:text-properties officeooo:rsid="0007a4a7" officeooo:paragraph-rsid="0007a4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%%</text:p>
      <text:p text:style-name="P2"/>
      <text:p text:style-name="P2">s </text:p>
      <text:p text:style-name="P2"><text:tab/>: cmds </text:p>
      <text:p text:style-name="P2"><text:tab/>; </text:p>
      <text:p text:style-name="P2"/>
      <text:p text:style-name="P2">cmds </text:p>
      <text:p text:style-name="P2"><text:tab/>: cmds cmd</text:p>
      <text:p text:style-name="P2"><text:tab/>| </text:p>
      <text:p text:style-name="P2"><text:tab/>;</text:p>
      <text:p text:style-name="P2"/>
      <text:p text:style-name="P2">cmd </text:p>
      <text:p text:style-name="P2"><text:tab/>: dec </text:p>
      <text:p text:style-name="P2"><text:tab/>|av </text:p>
      <text:p text:style-name="P2"><text:tab/>| atr </text:p>
      <text:p text:style-name="P2"><text:tab/>| dc </text:p>
      <text:p text:style-name="P2"><text:tab/>| for </text:p>
      <text:p text:style-name="P2"><text:tab/>| fore </text:p>
      <text:p text:style-name="P2"><text:tab/>| r </text:p>
      <text:p text:style-name="P2"><text:tab/>| p </text:p>
      <text:p text:style-name="P2"><text:tab/>; </text:p>
      <text:p text:style-name="P2"/>
      <text:p text:style-name="P2">dec </text:p>
      <text:p text:style-name="P2"><text:tab/>: DECLARE <text:s/>li AS tip</text:p>
      <text:p text:style-name="P2"><text:tab/>; </text:p>
      <text:p text:style-name="P2"/>
      <text:p text:style-name="P2">tip</text:p>
      <text:p text:style-name="P2"><text:s text:c="3"/>: NUMBER PONTO </text:p>
      <text:p text:style-name="P2"><text:s text:c="3"/>| LETTER PONTO </text:p>
      <text:p text:style-name="P2"><text:s text:c="3"/>;</text:p>
      <text:p text:style-name="P2"/>
      <text:p text:style-name="P2">li </text:p>
      <text:p text:style-name="P2"><text:tab/>: ID lia</text:p>
      <text:p text:style-name="P2"><text:tab/>; </text:p>
      <text:p text:style-name="P2"/>
      <text:p text:style-name="P2">lia </text:p>
      <text:p text:style-name="P2"><text:tab/>: ',' li </text:p>
      <text:p text:style-name="P2"><text:tab/>| '[' ']' liaa</text:p>
      <text:p text:style-name="P2"><text:s text:c="8"/>|</text:p>
      <text:p text:style-name="P2"><text:tab/>; </text:p>
      <text:p text:style-name="P2"/>
      <text:p text:style-name="P2">liaa</text:p>
      <text:p text:style-name="P2"><text:s text:c="4"/>: ',' li</text:p>
      <text:p text:style-name="P2"><text:s text:c="4"/>|</text:p>
      <text:p text:style-name="P2"><text:s text:c="4"/>;</text:p>
      <text:p text:style-name="P2"/>
      <text:p text:style-name="P2">av </text:p>
      <text:p text:style-name="P2">: RESIZE ID TO ea PONTO</text:p>
      <text:p text:style-name="P2"><text:soft-page-break/><text:tab/>; </text:p>
      <text:p text:style-name="P2"/>
      <text:p text:style-name="P2">ea </text:p>
      <text:p text:style-name="P2"><text:tab/>: ea sm ea2</text:p>
      <text:p text:style-name="P2"><text:tab/>| ea2 </text:p>
      <text:p text:style-name="P2"><text:tab/>; </text:p>
      <text:p text:style-name="P2"/>
      <text:p text:style-name="P2">sm </text:p>
      <text:p text:style-name="P2"><text:tab/>: '+' </text:p>
      <text:p text:style-name="P2"><text:tab/>| '-' </text:p>
      <text:p text:style-name="P2"><text:tab/>; </text:p>
      <text:p text:style-name="P2"/>
      <text:p text:style-name="P2">ea2 </text:p>
      <text:p text:style-name="P2"><text:tab/>: ea2 mdp ea3 </text:p>
      <text:p text:style-name="P2"><text:tab/>| ea3</text:p>
      <text:p text:style-name="P2"><text:tab/>; </text:p>
      <text:p text:style-name="P2"/>
      <text:p text:style-name="P2">mdp </text:p>
      <text:p text:style-name="P2"><text:tab/>: '*' </text:p>
      <text:p text:style-name="P2"><text:tab/>| '/' </text:p>
      <text:p text:style-name="P2"><text:tab/>| '%' </text:p>
      <text:p text:style-name="P2"><text:tab/>; </text:p>
      <text:p text:style-name="P2"/>
      <text:p text:style-name="P2">ea3 </text:p>
      <text:p text:style-name="P2">: '(' ea ')' </text:p>
      <text:p text:style-name="P2">| '-' ea3a</text:p>
      <text:p text:style-name="P2">| var</text:p>
      <text:p text:style-name="P2">; </text:p>
      <text:p text:style-name="P2"/>
      <text:p text:style-name="P2">ea3a</text:p>
      <text:p text:style-name="P2">: '(' ea ')'</text:p>
      <text:p text:style-name="P2">| var</text:p>
      <text:p text:style-name="P2">;</text:p>
      <text:p text:style-name="P2"/>
      <text:p text:style-name="P2">var </text:p>
      <text:p text:style-name="P2"><text:tab/>: ID vara </text:p>
      <text:p text:style-name="P2"><text:tab/>| CTE_NUM </text:p>
      <text:p text:style-name="P2"><text:tab/>| CTE_CHAR </text:p>
      <text:p text:style-name="P2"><text:tab/>; </text:p>
      <text:p text:style-name="P2"><text:tab/> </text:p>
      <text:p text:style-name="P2">vara </text:p>
      <text:p text:style-name="P2">: '[' ea ']' </text:p>
      <text:p text:style-name="P2">| </text:p>
      <text:p text:style-name="P2"><text:tab/>; </text:p>
      <text:p text:style-name="P2"/>
      <text:p text:style-name="P2">atr </text:p>
      <text:p text:style-name="P2"><text:tab/>: PUT atra </text:p>
      <text:p text:style-name="P2"><text:tab/>; </text:p>
      <text:p text:style-name="P2"/>
      <text:p text:style-name="P2"><text:soft-page-break/>atra </text:p>
      <text:p text:style-name="P2"><text:tab/>: ea IN ID atraa </text:p>
      <text:p text:style-name="P2"><text:tab/>| CTE_STRING IN ID PONTO </text:p>
      <text:p text:style-name="P2"><text:tab/>; </text:p>
      <text:p text:style-name="P2"/>
      <text:p text:style-name="P2"/>
      <text:p text:style-name="P2">atraa </text:p>
      <text:p text:style-name="P2"><text:tab/>: PONTO </text:p>
      <text:p text:style-name="P2"><text:tab/>| '[' ea ']' PONTO </text:p>
      <text:p text:style-name="P2"><text:tab/>; </text:p>
      <text:p text:style-name="P2"/>
      <text:p text:style-name="P2">er </text:p>
      <text:p text:style-name="P2"><text:tab/>: ea op_r ea </text:p>
      <text:p text:style-name="P2"><text:tab/>; </text:p>
      <text:p text:style-name="P2"/>
      <text:p text:style-name="P2">op_r </text:p>
      <text:p text:style-name="P2"><text:tab/>: '&lt;' </text:p>
      <text:p text:style-name="P2"><text:tab/>| '&gt;' </text:p>
      <text:p text:style-name="P2"><text:tab/>| MEN_I</text:p>
      <text:p text:style-name="P2"><text:tab/>| MAI_I</text:p>
      <text:p text:style-name="P2"><text:tab/>| '='</text:p>
      <text:p text:style-name="P2"><text:tab/>| DIF</text:p>
      <text:p text:style-name="P2"><text:tab/>; </text:p>
      <text:p text:style-name="P2"/>
      <text:p text:style-name="P2">dc </text:p>
      <text:p text:style-name="P2"><text:tab/>: IF er THEN '[' cmds ']' dca </text:p>
      <text:p text:style-name="P2"><text:tab/>; </text:p>
      <text:p text:style-name="P2"/>
      <text:p text:style-name="P2">dca </text:p>
      <text:p text:style-name="P2"><text:tab/>: ELSE '[' cmds ']' </text:p>
      <text:p text:style-name="P2"><text:tab/>| </text:p>
      <text:p text:style-name="P2"><text:tab/>; </text:p>
      <text:p text:style-name="P2"><text:tab/> </text:p>
      <text:p text:style-name="P2">for </text:p>
      <text:p text:style-name="P2"><text:tab/>: FOR ID fora </text:p>
      <text:p text:style-name="P2"><text:tab/>; </text:p>
      <text:p text:style-name="P2"/>
      <text:p text:style-name="P2">fora </text:p>
      <text:p text:style-name="P2"><text:tab/>: FROM ea TO ea DO '[' cmds ']' </text:p>
      <text:p text:style-name="P2"><text:tab/>| '[' ea ']' FROM ea TO ea DO '[' cmds ']' </text:p>
      <text:p text:style-name="P2"><text:tab/>; </text:p>
      <text:p text:style-name="P2">fore </text:p>
      <text:p text:style-name="P2"><text:tab/>: FOREACH ID forea </text:p>
      <text:p text:style-name="P2"><text:tab/>; </text:p>
      <text:p text:style-name="P2"/>
      <text:p text:style-name="P2">forea </text:p>
      <text:p text:style-name="P2"><text:tab/>: IN ID DO '[' cmds ']' </text:p>
      <text:p text:style-name="P2"><text:tab/>| '[' ea ']' IN ID DO '[' cmds ']' </text:p>
      <text:p text:style-name="P2"><text:tab/>; </text:p>
      <text:p text:style-name="P2"><text:soft-page-break/></text:p>
      <text:p text:style-name="P2">r </text:p>
      <text:p text:style-name="P2"><text:tab/>: READ ID ra </text:p>
      <text:p text:style-name="P2"><text:tab/>; </text:p>
      <text:p text:style-name="P2"/>
      <text:p text:style-name="P2">ra </text:p>
      <text:p text:style-name="P2"><text:tab/>: PONTO </text:p>
      <text:p text:style-name="P2"><text:tab/>| '[' ea ']' PONTO </text:p>
      <text:p text:style-name="P2"><text:tab/>; </text:p>
      <text:p text:style-name="P2"/>
      <text:p text:style-name="P2">p </text:p>
      <text:p text:style-name="P2"><text:tab/>: PRINT pa </text:p>
      <text:p text:style-name="P2"><text:tab/>; </text:p>
      <text:p text:style-name="P2"/>
      <text:p text:style-name="P2">pa </text:p>
      <text:p text:style-name="P2"><text:tab/>: ID paa </text:p>
      <text:p text:style-name="P2"><text:tab/>| CTE_STRING PONTO </text:p>
      <text:p text:style-name="P2"><text:tab/>| CTE_NUM PONTO </text:p>
      <text:p text:style-name="P2"><text:tab/>| CTE_CHAR PONTO </text:p>
      <text:p text:style-name="P2"><text:tab/>; </text:p>
      <text:p text:style-name="P2"/>
      <text:p text:style-name="P2">paa </text:p>
      <text:p text:style-name="P2"><text:tab/>: PONTO </text:p>
      <text:p text:style-name="P2"><text:tab/>| '[' ea ']' PONTO<text:tab/> </text:p>
      <text:p text:style-name="P2"><text:tab/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19:44:54.791439227</meta:creation-date>
    <dc:date>2014-11-15T00:24:45.089014341</dc:date>
    <meta:editing-duration>PT1H27M26S</meta:editing-duration>
    <meta:editing-cycles>10</meta:editing-cycles>
    <meta:generator>LibreOffice/4.2.6.3$Linux_X86_64 LibreOffice_project/420$Build-3</meta:generator>
    <meta:document-statistic meta:table-count="0" meta:image-count="0" meta:object-count="0" meta:page-count="4" meta:paragraph-count="140" meta:word-count="298" meta:character-count="1130" meta:non-whitespace-character-count="737"/>
  </office:meta>
</office:document-meta>
</file>